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4832f" officeooo:paragraph-rsid="000392a2" style:font-size-asian="9.14999961853027pt" style:font-size-complex="10.5pt"/>
    </style:style>
    <style:style style:name="P2" style:family="paragraph" style:parent-style-name="Standard">
      <style:text-properties fo:font-size="18pt" officeooo:rsid="0014832f" officeooo:paragraph-rsid="000392a2" style:font-size-asian="15.75pt" style:font-size-complex="18pt"/>
    </style:style>
    <style:style style:name="P3" style:family="paragraph" style:parent-style-name="Standard">
      <style:text-properties fo:font-size="22pt" fo:font-weight="bold" officeooo:rsid="000392a2" officeooo:paragraph-rsid="000392a2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5pt" fo:font-weight="bold" officeooo:rsid="0005c939" officeooo:paragraph-rsid="000392a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officeooo:rsid="0014832f" officeooo:paragraph-rsid="000392a2" style:font-size-asian="15pt" style:font-size-complex="15pt"/>
    </style:style>
    <style:style style:name="P6" style:family="paragraph" style:parent-style-name="Standard">
      <style:text-properties fo:font-size="15pt" officeooo:rsid="001a01af" officeooo:paragraph-rsid="000392a2" style:font-size-asian="15pt" style:font-size-complex="15pt"/>
    </style:style>
    <style:style style:name="P7" style:family="paragraph" style:parent-style-name="Standard">
      <style:text-properties fo:font-size="15pt" officeooo:rsid="0004958a" officeooo:paragraph-rsid="0004958a" style:font-size-asian="15pt" style:font-size-complex="15pt"/>
    </style:style>
    <style:style style:name="P8" style:family="paragraph" style:parent-style-name="Standard">
      <style:text-properties fo:font-size="15pt" fo:font-weight="bold" officeooo:rsid="000392a2" officeooo:paragraph-rsid="000392a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14832f" officeooo:paragraph-rsid="000392a2" style:font-size-asian="12.25pt" style:font-size-complex="14pt"/>
    </style:style>
    <style:style style:name="P10" style:family="paragraph" style:parent-style-name="Standard">
      <style:text-properties fo:font-size="14pt" style:text-underline-style="none" officeooo:rsid="0014832f" officeooo:paragraph-rsid="000392a2" style:font-size-asian="12.25pt" style:font-size-complex="14pt"/>
    </style:style>
    <style:style style:name="P11" style:family="paragraph" style:parent-style-name="Standard">
      <style:text-properties fo:font-size="12pt" style:text-underline-style="none" officeooo:rsid="0014832f" officeooo:paragraph-rsid="000392a2" style:font-size-asian="10.5pt" style:font-size-complex="12pt"/>
    </style:style>
    <style:style style:name="P12" style:family="paragraph" style:parent-style-name="Standard">
      <style:text-properties fo:font-size="12pt" style:text-underline-style="none" officeooo:rsid="0014832f" officeooo:paragraph-rsid="00047a68" style:font-size-asian="10.5pt" style:font-size-complex="12pt"/>
    </style:style>
    <style:style style:name="P13" style:family="paragraph" style:parent-style-name="Standard">
      <style:text-properties fo:font-size="15pt" style:text-underline-style="none" fo:font-weight="bold" officeooo:rsid="00047a68" officeooo:paragraph-rsid="00047a6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2pt" style:text-underline-style="none" fo:font-weight="bold" officeooo:rsid="00047a68" officeooo:paragraph-rsid="00047a68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normal" officeooo:rsid="00047a68" officeooo:paragraph-rsid="00047a6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officeooo:rsid="0015608c" officeooo:paragraph-rsid="000392a2" style:font-size-asian="10.5pt" style:font-size-complex="12pt"/>
    </style:style>
    <style:style style:name="P17" style:family="paragraph" style:parent-style-name="Standard">
      <style:text-properties fo:font-size="12pt" style:text-underline-style="none" fo:font-weight="bold" officeooo:rsid="0014832f" officeooo:paragraph-rsid="000392a2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4pt" style:text-underline-style="none" fo:font-weight="bold" officeooo:rsid="0014832f" officeooo:paragraph-rsid="000392a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officeooo:rsid="0014832f" officeooo:paragraph-rsid="000392a2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392a2" style:font-size-asian="16pt" style:font-size-complex="16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0392a2" style:font-size-asian="15pt" style:font-weight-asian="bold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92a2" style:font-weight-asian="bold" style:font-weight-complex="bold"/>
    </style:style>
    <style:style style:name="T10" style:family="text">
      <style:text-properties officeooo:rsid="0007da10"/>
    </style:style>
    <style:style style:name="T11" style:family="text">
      <style:text-properties officeooo:rsid="00072e43"/>
    </style:style>
    <style:style style:name="T12" style:family="text">
      <style:text-properties officeooo:rsid="0005c939"/>
    </style:style>
    <style:style style:name="T13" style:family="text">
      <style:text-properties officeooo:rsid="000392a2"/>
    </style:style>
    <style:style style:name="T14" style:family="text">
      <style:text-properties style:text-underline-style="none"/>
    </style:style>
    <style:style style:name="T15" style:family="text">
      <style:text-properties fo:font-weight="bold" officeooo:rsid="00047a68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47a68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04958a" style:font-weight-asian="bold" style:font-weight-complex="bold"/>
    </style:style>
    <style:style style:name="T18" style:family="text">
      <style:text-properties fo:font-weight="bold" officeooo:rsid="0005c939" style:font-weight-asian="bold" style:font-weight-complex="bold"/>
    </style:style>
    <style:style style:name="T19" style:family="text">
      <style:text-properties officeooo:rsid="00047a68"/>
    </style:style>
    <style:style style:name="T20" style:family="text">
      <style:text-properties style:text-underline-style="solid" style:text-underline-width="auto" style:text-underline-color="font-color" officeooo:rsid="00047a6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49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<text:tab/> <text:span text:style-name="T1">O PRKÉNKO BALZY</text:span></text:p>
      <text:p text:style-name="P3"><text:tab/><text:tab/><text:tab/> <text:s text:c="2"/><text:span text:style-name="T2">Pořadatel RMK Letovice</text:span></text:p>
      <text:p text:style-name="P2"><text:tab/><text:tab/><text:tab/> <text:s text:c="7"/><text:span text:style-name="T3">Výsledková listina</text:span></text:p>
      <text:p text:style-name="P2"><text:tab/><text:tab/><text:span text:style-name="T4"> <text:s text:c="20"/></text:span><text:span text:style-name="T5">Soutěž Ra 24</text:span></text:p>
      <text:p text:style-name="P2"/>
      <text:p text:style-name="P2"><text:tab/><text:tab/><text:tab/> <text:s text:c="5"/><text:span text:style-name="T6">Letovice </text:span><text:span text:style-name="T7">27</text:span><text:span text:style-name="T6">.</text:span><text:span text:style-name="T7">10</text:span><text:span text:style-name="T6">. 202</text:span><text:span text:style-name="T7">4</text:span></text:p>
      <text:p text:style-name="P4"/>
      <text:p text:style-name="P5"><text:tab/><text:tab/><text:span text:style-name="T8">Kategorie S6A streamer </text:span><text:span text:style-name="T9">žáci</text:span><text:span text:style-name="T8">, </text:span><text:span text:style-name="T9">S6A výška</text:span></text:p>
      <text:p text:style-name="P5"/>
      <text:p text:style-name="P6">Ředitel soutěže: Sopoušek Milan</text:p>
      <text:p text:style-name="P6">Sp. komisař: <text:s/>Kuda Bohuslav</text:p>
      <text:p text:style-name="P6">Časoměřiči: <text:span text:style-name="T10">Sopoušek Milan, </text:span><text:span text:style-name="T11">Martínek Lubomír</text:span></text:p>
      <text:p text:style-name="P7">Operátoři výškoměrů: <text:s/>Kučka Milan, Martínek Lubomír</text:p>
      <text:p text:style-name="P6"/>
      <text:p text:style-name="P8">S6A výška</text:p>
      <text:p text:style-name="P9"><text:span text:style-name="T12">Pořadí</text:span><text:tab/><text:span text:style-name="T12">J</text:span>méno<text:tab/><text:tab/>1.start<text:tab/><text:tab/><text:span text:style-name="T12">2. start</text:span> <text:tab/><text:span text:style-name="T13">lepší výkon</text:span><text:tab/><text:span text:style-name="T14"><text:tab/></text:span></text:p>
      <text:p text:style-name="P10"/>
      <text:p text:style-name="P11"><text:span text:style-name="T8">1. <text:s text:c="2"/><text:tab/></text:span><text:span text:style-name="T9">Cihla Jaroslav<text:tab/></text:span><text:span text:style-name="T8"><text:tab/></text:span><text:span text:style-name="T15">153 </text:span><text:span text:style-name="T9">m</text:span><text:span text:style-name="T8"><text:tab/><text:tab/></text:span><text:span text:style-name="T16">159 </text:span><text:span text:style-name="T17">m</text:span><text:span text:style-name="T8"><text:tab/><text:tab/></text:span><text:span text:style-name="T15">1</text:span><text:span text:style-name="T18">5</text:span><text:span text:style-name="T15">9</text:span><text:span text:style-name="T8"> </text:span><text:span text:style-name="T9">m</text:span><text:span text:style-name="T8"><text:tab/></text:span><text:tab/></text:p>
      <text:p text:style-name="P11">2. <text:s text:c="2"/><text:tab/><text:span text:style-name="T13">Fadrný Martin</text:span><text:span text:style-name="T12"><text:tab/></text:span><text:tab/><text:tab/><text:span text:style-name="T19">125</text:span><text:tab/><text:tab/><text:span text:style-name="T20">130</text:span><text:tab/><text:tab/><text:span text:style-name="T19">130</text:span><text:tab/><text:tab/></text:p>
      <text:p text:style-name="P11">3.<text:tab/><text:span text:style-name="T13">Pazour Petr</text:span><text:span text:style-name="T12"><text:tab/></text:span><text:tab/><text:tab/><text:span text:style-name="T19">119</text:span><text:tab/><text:tab/><text:span text:style-name="T20">12</text:span><text:span text:style-name="T3">5</text:span><text:tab/><text:tab/><text:span text:style-name="T19">125</text:span><text:tab/><text:tab/></text:p>
      <text:p text:style-name="P11">4.<text:tab/><text:span text:style-name="T19">Dobiáš Jan</text:span><text:span text:style-name="T12">l<text:tab/><text:tab/><text:tab/></text:span><text:span text:style-name="T19">100</text:span><text:tab/><text:tab/><text:span text:style-name="T20">118</text:span><text:tab/><text:tab/><text:span text:style-name="T19">118</text:span></text:p>
      <text:p text:style-name="P12"><text:span text:style-name="T12">5.</text:span><text:tab/>Mar<text:span text:style-name="T19">čák Pavel</text:span><text:tab/><text:span text:style-name="T12"><text:tab/><text:tab/></text:span><text:span text:style-name="T19">108</text:span><text:tab/><text:tab/><text:span text:style-name="T20">116</text:span><text:tab/><text:tab/><text:span text:style-name="T19">116</text:span><text:tab/><text:tab/></text:p>
      <text:p text:style-name="P12">6.<text:tab/>Marek Roman<text:tab/><text:tab/><text:tab/><text:span text:style-name="T20">113</text:span><text:tab/><text:tab/> <text:s/>-<text:tab/><text:tab/><text:span text:style-name="T19">113</text:span></text:p>
      <text:p text:style-name="P12"/>
      <text:p text:style-name="P12"/>
      <text:p text:style-name="P13">S6A žáci</text:p>
      <text:p text:style-name="P14"/>
      <text:p text:style-name="P14">1.<text:tab/><text:span text:style-name="T21">Fadrný Martin<text:tab/><text:tab/><text:tab/></text:span>37<text:tab/><text:tab/>45<text:tab/><text:tab/>82 sec.</text:p>
      <text:p text:style-name="P15">2. <text:tab/>Pěta Michael<text:tab/><text:tab/><text:tab/>28<text:tab/><text:tab/>36<text:tab/><text:tab/>64</text:p>
      <text:p text:style-name="P11"/>
      <text:p text:style-name="P11"/>
      <text:p text:style-name="P16">Povětrnostní situace <text:s text:c="3"/><text:span text:style-name="T19">Zataženo <text:s/></text:span><text:span text:style-name="T22">10</text:span>-<text:span text:style-name="T22">12</text:span> °C, vítr <text:span text:style-name="T12">1-</text:span>3 m/sec</text:p>
      <text:p text:style-name="P17"/>
      <text:p text:style-name="P18"/>
      <text:p text:style-name="P19"/>
      <text:p text:style-name="P11"/>
      <text:p text:style-name="P11">Letovice <text:span text:style-name="T22">27</text:span>.1<text:span text:style-name="T22">0</text:span>. 202<text:span text:style-name="T22">4</text:span><text:tab/><text:tab/><text:tab/><text:tab/>za správnost Kuda Bohuslav sp. komisař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8:18:49.607000000</meta:creation-date>
    <dc:date>2024-10-27T20:47:39.609000000</dc:date>
    <meta:editing-duration>PT12M18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3" meta:word-count="119" meta:character-count="784" meta:non-whitespace-character-count="571"/>
  </office:meta>
</office:document-meta>
</file>